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ИСП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Весенний сезон,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то ты?" draw:style-name="dp1" draw:master-page-name="SECTION_5f_HEADER">
        <draw:frame draw:name="Google Shape;60;p14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Кто ты?</text:span></text:p>
          </draw:text-box>
        </draw:frame>
        <presentation:notes draw:style-name="dp2">
          <draw:page-thumbnail draw:name="Google Shape;57;g4f8531d1f7_0_0:notes" draw:style-name="gr1" draw:layer="layout" svg:width="16.932cm" svg:height="9.524cm" svg:x="1.059cm" svg:y="1.905cm" draw:page-number="2" presentation:class="page"/>
          <draw:frame draw:name="Google Shape;58;g4f8531d1f7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5;p1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Сергей Мыц</text:span></text:p>
          </draw:text-box>
        </draw:frame>
        <draw:frame draw:name="Google Shape;66;p1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И пару слов о себе</text:span></text:p>
          </draw:text-box>
        </draw:frame>
        <presentation:notes draw:style-name="dp2">
          <draw:page-thumbnail draw:name="Google Shape;62;g4f8531d1f7_1_0:notes" draw:style-name="gr1" draw:layer="layout" svg:width="16.932cm" svg:height="9.524cm" svg:x="1.059cm" svg:y="1.905cm" draw:page-number="3" presentation:class="page"/>
          <draw:frame draw:name="Google Shape;63;g4f8531d1f7_1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Лекция 0: Калибровочная" draw:style-name="dp1" draw:master-page-name="SECTION_5f_HEADER">
        <draw:frame draw:name="Google Shape;71;p16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Лекция 0: Калибровочная</text:span></text:p>
          </draw:text-box>
        </draw:frame>
        <presentation:notes draw:style-name="dp2">
          <draw:page-thumbnail draw:name="Google Shape;68;g4f8531d1f7_1_5:notes" draw:style-name="gr1" draw:layer="layout" svg:width="16.932cm" svg:height="9.524cm" svg:x="1.059cm" svg:y="1.905cm" draw:page-number="4" presentation:class="page"/>
          <draw:frame draw:name="Google Shape;69;g4f8531d1f7_1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чем?" draw:style-name="dp1" draw:master-page-name="SECTION_5f_HEADER">
        <draw:frame draw:name="Google Shape;76;p17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Зачем?</text:span></text:p>
          </draw:text-box>
        </draw:frame>
        <presentation:notes draw:style-name="dp2">
          <draw:page-thumbnail draw:name="Google Shape;73;g4f8531d1f7_1_9:notes" draw:style-name="gr1" draw:layer="layout" svg:width="16.932cm" svg:height="9.524cm" svg:x="1.059cm" svg:y="1.905cm" draw:page-number="5" presentation:class="page"/>
          <draw:frame draw:name="Google Shape;74;g4f8531d1f7_1_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енастройка" draw:style-name="dp1" draw:master-page-name="SECTION_5f_HEADER">
        <draw:frame draw:name="Google Shape;81;p18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Перенастройка</text:span></text:p>
          </draw:text-box>
        </draw:frame>
        <presentation:notes draw:style-name="dp2">
          <draw:page-thumbnail draw:name="Google Shape;78;g4f8531d1f7_1_23:notes" draw:style-name="gr1" draw:layer="layout" svg:width="16.932cm" svg:height="9.524cm" svg:x="1.059cm" svg:y="1.905cm" draw:page-number="6" presentation:class="page"/>
          <draw:frame draw:name="Google Shape;79;g4f8531d1f7_1_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чем вы здесь?" draw:style-name="dp1" draw:master-page-name="SECTION_5f_HEADER">
        <draw:frame draw:name="Google Shape;86;p19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Зачем вы здесь?</text:span></text:p>
          </draw:text-box>
        </draw:frame>
        <presentation:notes draw:style-name="dp2">
          <draw:page-thumbnail draw:name="Google Shape;83;g4f8531d1f7_1_28:notes" draw:style-name="gr1" draw:layer="layout" svg:width="16.932cm" svg:height="9.524cm" svg:x="1.059cm" svg:y="1.905cm" draw:page-number="7" presentation:class="page"/>
          <draw:frame draw:name="Google Shape;84;g4f8531d1f7_1_2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1;p20" presentation:style-name="pr11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2;p20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1" text:id="id1" text:style-name="P7"><text:span text:style-name="T4">Удовольствие от решения задач</text:span></text:p>
              </text:list-item>
              <text:list-item>
                <text:p xml:id="id2" text:id="id2" text:style-name="P7"><text:span text:style-name="T4">Учёба как путь к более интересным задачам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8;g4f8531d1f7_1_32:notes" draw:style-name="gr1" draw:layer="layout" svg:width="16.932cm" svg:height="9.524cm" svg:x="1.059cm" svg:y="1.905cm" draw:page-number="8" presentation:class="page"/>
          <draw:frame draw:name="Google Shape;89;g4f8531d1f7_1_3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97;p2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А если не так?</text:span></text:p>
          </draw:text-box>
        </draw:frame>
        <draw:frame draw:name="Google Shape;98;p2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Возможно, стоит сильно задуматься</text:span></text:p>
          </draw:text-box>
        </draw:frame>
        <presentation:notes draw:style-name="dp2">
          <draw:page-thumbnail draw:name="Google Shape;94;g4f8531d1f7_1_39:notes" draw:style-name="gr1" draw:layer="layout" svg:width="16.932cm" svg:height="9.524cm" svg:x="1.059cm" svg:y="1.905cm" draw:page-number="9" presentation:class="page"/>
          <draw:frame draw:name="Google Shape;95;g4f8531d1f7_1_3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чем я здесь?" draw:style-name="dp1" draw:master-page-name="SECTION_5f_HEADER">
        <draw:frame draw:name="Google Shape;103;p22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Зачем я здесь?</text:span></text:p>
          </draw:text-box>
        </draw:frame>
        <presentation:notes draw:style-name="dp2">
          <draw:page-thumbnail draw:name="Google Shape;100;g4f8531d1f7_1_44:notes" draw:style-name="gr1" draw:layer="layout" svg:width="16.932cm" svg:height="9.524cm" svg:x="1.059cm" svg:y="1.905cm" draw:page-number="10" presentation:class="page"/>
          <draw:frame draw:name="Google Shape;101;g4f8531d1f7_1_4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08;p23" presentation:style-name="pr16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9;p23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3" text:id="id3" text:style-name="P7"><text:span text:style-name="T4">Стимул</text:span></text:p>
              </text:list-item>
              <text:list-item>
                <text:p xml:id="id4" text:id="id4" text:style-name="P7"><text:span text:style-name="T4">Предложить дорогу</text:span></text:p>
              </text:list-item>
              <text:list-item>
                <text:p xml:id="id5" text:id="id5" text:style-name="P7"><text:span text:style-name="T4">Дать средства достижения цели</text:span></text:p>
              </text:list-item>
              <text:list-item>
                <text:p xml:id="id6" text:id="id6" text:style-name="P7"><text:span text:style-name="T4">Помогать исправлять ошибки</text:span></text:p>
              </text:list-item>
              <text:list-item>
                <text:p xml:id="id7" text:id="id7" text:style-name="P7"><text:span text:style-name="T4">Научить задавать правильные вопросы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5;g4f8531d1f7_1_49:notes" draw:style-name="gr1" draw:layer="layout" svg:width="16.932cm" svg:height="9.524cm" svg:x="1.059cm" svg:y="1.905cm" draw:page-number="11" presentation:class="page"/>
          <draw:frame draw:name="Google Shape;106;g4f8531d1f7_1_4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14;p2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Похоже, наши цели совпадают</text:span></text:p>
          </draw:text-box>
        </draw:frame>
        <draw:frame draw:name="Google Shape;115;p2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Но у вас на пути были и будут препятствия</text:span></text:p>
          </draw:text-box>
        </draw:frame>
        <presentation:notes draw:style-name="dp2">
          <draw:page-thumbnail draw:name="Google Shape;111;g4f8531d1f7_1_54:notes" draw:style-name="gr1" draw:layer="layout" svg:width="16.932cm" svg:height="9.524cm" svg:x="1.059cm" svg:y="1.905cm" draw:page-number="12" presentation:class="page"/>
          <draw:frame draw:name="Google Shape;112;g4f8531d1f7_1_5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рганизационные" draw:style-name="dp1" draw:master-page-name="SECTION_5f_HEADER">
        <draw:frame draw:name="Google Shape;120;p25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Организационные</text:span></text:p>
          </draw:text-box>
        </draw:frame>
        <presentation:notes draw:style-name="dp2">
          <draw:page-thumbnail draw:name="Google Shape;117;g4f8531d1f7_1_59:notes" draw:style-name="gr1" draw:layer="layout" svg:width="16.932cm" svg:height="9.524cm" svg:x="1.059cm" svg:y="1.905cm" draw:page-number="13" presentation:class="page"/>
          <draw:frame draw:name="Google Shape;118;g4f8531d1f7_1_5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совершенства учебного процесса" draw:style-name="dp1" draw:master-page-name="TITLE_5f_AND_5f_BODY" presentation:presentation-page-layout-name="AL2T1">
        <draw:frame draw:name="Google Shape;125;p26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Несовершенства учебного процесса</text:span></text:p>
          </draw:text-box>
        </draw:frame>
        <draw:frame draw:name="Google Shape;126;p26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8" text:id="id8" text:style-name="P7"><text:span text:style-name="T4">Не все преподаватели и предметы всегда хороши</text:span></text:p>
              </text:list-item>
              <text:list-item>
                <text:p xml:id="id9" text:id="id9" text:style-name="P7"><text:span text:style-name="T4">Заучивание </text:span><text:span text:style-name="T6">vs</text:span><text:span text:style-name="T4"> Понимание</text:span></text:p>
              </text:list-item>
              <text:list-item>
                <text:p xml:id="id10" text:id="id10" text:style-name="P7"><text:span text:style-name="T4">Отделаться </text:span><text:span text:style-name="T6">vs</text:span><text:span text:style-name="T4"> Правильный постепенный подход</text:span></text:p>
              </text:list-item>
              <text:list-item>
                <text:p xml:id="id11" text:id="id11" text:style-name="P7"><text:span text:style-name="T4">Автоматы </text:span><text:span text:style-name="T6">vs</text:span><text:span text:style-name="T4"> Систематизация изученного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2;g4f8531d1f7_1_64:notes" draw:style-name="gr1" draw:layer="layout" svg:width="16.932cm" svg:height="9.524cm" svg:x="1.059cm" svg:y="1.905cm" draw:page-number="14" presentation:class="page"/>
          <draw:frame draw:name="Google Shape;123;g4f8531d1f7_1_6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Личные" draw:style-name="dp1" draw:master-page-name="SECTION_5f_HEADER">
        <draw:frame draw:name="Google Shape;131;p27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Личные</text:span></text:p>
          </draw:text-box>
        </draw:frame>
        <presentation:notes draw:style-name="dp2">
          <draw:page-thumbnail draw:name="Google Shape;128;g4f8531d1f7_1_69:notes" draw:style-name="gr1" draw:layer="layout" svg:width="16.932cm" svg:height="9.524cm" svg:x="1.059cm" svg:y="1.905cm" draw:page-number="15" presentation:class="page"/>
          <draw:frame draw:name="Google Shape;129;g4f8531d1f7_1_6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36;p28" presentation:style-name="pr23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7;p28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Обучение должно быть как тренировка, а не преодоление</text:span></text:p>
              </text:list-item>
              <text:list-item>
                <text:p text:style-name="P7"><text:span text:style-name="T4">Неумение правильно самообучаться (чтение, анализ, выделение основного, практика, обобщение)</text:span></text:p>
              </text:list-item>
              <text:list-item>
                <text:p text:style-name="P7"><text:span text:style-name="T4">Уметь задавать себе вопросы и искать на них ответы</text:span></text:p>
              </text:list-item>
              <text:list-item>
                <text:p text:style-name="P7"><text:span text:style-name="T4">Брать знания, а не ждать</text:span></text:p>
              </text:list-item>
            </text:list>
          </draw:text-box>
        </draw:frame>
        <presentation:notes draw:style-name="dp2">
          <draw:page-thumbnail draw:name="Google Shape;133;g4f8531d1f7_1_74:notes" draw:style-name="gr1" draw:layer="layout" svg:width="16.932cm" svg:height="9.524cm" svg:x="1.059cm" svg:y="1.905cm" draw:page-number="16" presentation:class="page"/>
          <draw:frame draw:name="Google Shape;134;g4f8531d1f7_1_7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это всё значит и что делать?" draw:style-name="dp1" draw:master-page-name="SECTION_5f_HEADER">
        <draw:frame draw:name="Google Shape;142;p29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Что это всё значит и что делать?</text:span></text:p>
          </draw:text-box>
        </draw:frame>
        <presentation:notes draw:style-name="dp2">
          <draw:page-thumbnail draw:name="Google Shape;139;g4f8531d1f7_1_83:notes" draw:style-name="gr1" draw:layer="layout" svg:width="16.932cm" svg:height="9.524cm" svg:x="1.059cm" svg:y="1.905cm" draw:page-number="17" presentation:class="page"/>
          <draw:frame draw:name="Google Shape;140;g4f8531d1f7_1_8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мотреть на всё через призму этих фактов" draw:style-name="dp1" draw:master-page-name="SECTION_5f_HEADER">
        <draw:frame draw:name="Google Shape;147;p30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Смотреть на всё через призму этих фактов</text:span></text:p>
          </draw:text-box>
        </draw:frame>
        <presentation:notes draw:style-name="dp2">
          <draw:page-thumbnail draw:name="Google Shape;144;g4f8531d1f7_1_88:notes" draw:style-name="gr1" draw:layer="layout" svg:width="16.932cm" svg:height="9.524cm" svg:x="1.059cm" svg:y="1.905cm" draw:page-number="18" presentation:class="page"/>
          <draw:frame draw:name="Google Shape;145;g4f8531d1f7_1_8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вичность цели" draw:style-name="dp1" draw:master-page-name="TITLE_5f_AND_5f_BODY" presentation:presentation-page-layout-name="AL2T1">
        <draw:frame draw:name="Google Shape;152;p31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Первичность цели</text:span></text:p>
          </draw:text-box>
        </draw:frame>
        <draw:frame draw:name="Google Shape;153;p31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Получение знаний и получение инструментов для будущей работы</text:span></text:p>
              </text:list-item>
              <text:list-item>
                <text:p text:style-name="P7"><text:span text:style-name="T4">Исходя из этого стараться исправлять подход</text:span></text:p>
              </text:list-item>
            </text:list>
          </draw:text-box>
        </draw:frame>
        <presentation:notes draw:style-name="dp2">
          <draw:page-thumbnail draw:name="Google Shape;149;g4f8531d1f7_1_93:notes" draw:style-name="gr1" draw:layer="layout" svg:width="16.932cm" svg:height="9.524cm" svg:x="1.059cm" svg:y="1.905cm" draw:page-number="19" presentation:class="page"/>
          <draw:frame draw:name="Google Shape;150;g4f8531d1f7_1_9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158;p3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Ошибочный подход как к чеклисту, а не как к освоению инструмента </text:span></text:p>
          </draw:text-box>
        </draw:frame>
        <draw:frame draw:name="Google Shape;159;p32" presentation:style-name="pr2" draw:text-style-name="P3" draw:layer="layout" svg:width="23.667cm" svg:height="2.201cm" svg:x="0.866cm" svg:y="7.873cm" presentation:class="subtitle" presentation:user-transformed="true">
          <draw:text-box>
            <text:p xml:id="id12" text:id="id12" text:style-name="P1"><text:span text:style-name="T2">Аналогия с обучением рисованию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5;g4f8531d1f7_1_98:notes" draw:style-name="gr1" draw:layer="layout" svg:width="16.932cm" svg:height="9.524cm" svg:x="1.059cm" svg:y="1.905cm" draw:page-number="20" presentation:class="page"/>
          <draw:frame draw:name="Google Shape;156;g4f8531d1f7_1_98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164;p3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Неосознанная лень при работе с деталями</text:span></text:p>
          </draw:text-box>
        </draw:frame>
        <draw:frame draw:name="Google Shape;165;p33" presentation:style-name="pr2" draw:text-style-name="P3" draw:layer="layout" svg:width="23.667cm" svg:height="2.201cm" svg:x="0.866cm" svg:y="7.873cm" presentation:class="subtitle" presentation:user-transformed="true">
          <draw:text-box>
            <text:p xml:id="id13" text:id="id13" text:style-name="P1"><text:span text:style-name="T2">Не шаманить, а разбираться, в чём дело и почему что-то происходит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1;g4f8531d1f7_1_107:notes" draw:style-name="gr1" draw:layer="layout" svg:width="16.932cm" svg:height="9.524cm" svg:x="1.059cm" svg:y="1.905cm" draw:page-number="21" presentation:class="page"/>
          <draw:frame draw:name="Google Shape;162;g4f8531d1f7_1_10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170;p3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Не перекладывать ответственность за свои ошибки планирования и лень</text:span></text:p>
          </draw:text-box>
        </draw:frame>
        <draw:frame draw:name="Google Shape;171;p34" presentation:style-name="pr2" draw:text-style-name="P3" draw:layer="layout" svg:width="23.667cm" svg:height="2.201cm" svg:x="0.866cm" svg:y="7.873cm" presentation:class="subtitle" presentation:user-transformed="true">
          <draw:text-box>
            <text:p xml:id="id14" text:id="id14" text:style-name="P1"><text:span text:style-name="T2">Честные не успел, не делал, не смотрел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7;g4f8531d1f7_1_118:notes" draw:style-name="gr1" draw:layer="layout" svg:width="16.932cm" svg:height="9.524cm" svg:x="1.059cm" svg:y="1.905cm" draw:page-number="22" presentation:class="page"/>
          <draw:frame draw:name="Google Shape;168;g4f8531d1f7_1_11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ициатива при решении проблем&#10;" draw:style-name="dp1" draw:master-page-name="TITLE_5f_AND_5f_BODY" presentation:presentation-page-layout-name="AL2T1">
        <draw:frame draw:name="Google Shape;176;p35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3">Инициатива при решении проблем</text:span><text:span text:style-name="T3"><text:line-break/></text:span><text:span text:style-name="T3"/></text:p>
          </draw:text-box>
        </draw:frame>
        <draw:frame draw:name="Google Shape;177;p35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15" text:id="id15" text:style-name="P7"><text:span text:style-name="T4">В первую очередь это нужно именно вам</text:span></text:p>
              </text:list-item>
              <text:list-item>
                <text:p xml:id="id16" text:id="id16" text:style-name="P7"><text:span text:style-name="T4">Разбираться в причинах и искать объяснения</text:span></text:p>
              </text:list-item>
              <text:list-item>
                <text:p xml:id="id17" text:id="id17" text:style-name="P7"><text:span text:style-name="T4">Спрашивать, если есть непонимание или нужны уточнения</text:span></text:p>
              </text:list-item>
              <text:list-item>
                <text:p xml:id="id18" text:id="id18" text:style-name="P7"><text:span text:style-name="T4">Подходить и говорить, если есть какие-то препятствия и проблемы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3;g4f8531d1f7_1_140:notes" draw:style-name="gr1" draw:layer="layout" svg:width="16.932cm" svg:height="9.524cm" svg:x="1.059cm" svg:y="1.905cm" draw:page-number="23" presentation:class="page"/>
          <draw:frame draw:name="Google Shape;174;g4f8531d1f7_1_14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frame draw:name="Google Shape;182;p3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Стараться составлять полную картину и заполнять пробелы</text:span></text:p>
          </draw:text-box>
        </draw:frame>
        <draw:frame draw:name="Google Shape;183;p36" presentation:style-name="pr2" draw:text-style-name="P3" draw:layer="layout" svg:width="23.667cm" svg:height="2.201cm" svg:x="0.866cm" svg:y="7.873cm" presentation:class="subtitle" presentation:user-transformed="true">
          <draw:text-box>
            <text:p xml:id="id19" text:id="id19" text:style-name="P1"><text:span text:style-name="T2">Пытаться понимать, копать в непонятное, проверять понятое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9;g4f8531d1f7_1_150:notes" draw:style-name="gr1" draw:layer="layout" svg:width="16.932cm" svg:height="9.524cm" svg:x="1.059cm" svg:y="1.905cm" draw:page-number="24" presentation:class="page"/>
          <draw:frame draw:name="Google Shape;180;g4f8531d1f7_1_15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збавиться от немотивированных опасений" draw:style-name="dp1" draw:master-page-name="TITLE_5f_AND_5f_BODY" presentation:presentation-page-layout-name="AL2T1">
        <draw:frame draw:name="Google Shape;188;p37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Избавиться от немотивированных опасений</text:span></text:p>
          </draw:text-box>
        </draw:frame>
        <draw:frame draw:name="Google Shape;189;p37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20" text:id="id20" text:style-name="P7"><text:span text:style-name="T4">Отчисления не происходят на пустом месте</text:span></text:p>
              </text:list-item>
              <text:list-item>
                <text:p xml:id="id21" text:id="id21" text:style-name="P7"><text:span text:style-name="T4">Нет угрозы тем, кто старается и движется к цели</text:span></text:p>
              </text:list-item>
              <text:list-item>
                <text:p xml:id="id22" text:id="id22" text:style-name="P7"><text:span text:style-name="T4">Никто не укусит за совершенную ошибку, заданный вопрос или просьбу помочь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5;g4f8531d1f7_1_160:notes" draw:style-name="gr1" draw:layer="layout" svg:width="16.932cm" svg:height="9.524cm" svg:x="1.059cm" svg:y="1.905cm" draw:page-number="25" presentation:class="page"/>
          <draw:frame draw:name="Google Shape;186;g4f8531d1f7_1_16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frame draw:name="Google Shape;194;p3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Цели-то у нас общие</text:span></text:p>
          </draw:text-box>
        </draw:frame>
        <draw:frame draw:name="Google Shape;195;p38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Как будем их достигать?</text:span></text:p>
          </draw:text-box>
        </draw:frame>
        <presentation:notes draw:style-name="dp2">
          <draw:page-thumbnail draw:name="Google Shape;191;g4f8531d1f7_1_165:notes" draw:style-name="gr1" draw:layer="layout" svg:width="16.932cm" svg:height="9.524cm" svg:x="1.059cm" svg:y="1.905cm" draw:page-number="26" presentation:class="page"/>
          <draw:frame draw:name="Google Shape;192;g4f8531d1f7_1_165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может на пути" draw:style-name="dp1" draw:master-page-name="TITLE_5f_AND_5f_BODY" presentation:presentation-page-layout-name="AL2T1">
        <draw:frame draw:name="Google Shape;200;p39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Что поможет на пути</text:span></text:p>
          </draw:text-box>
        </draw:frame>
        <draw:frame draw:name="Google Shape;201;p39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23" text:id="id23" text:style-name="P7"><text:span text:style-name="T4">Старание и саморазвитие</text:span></text:p>
              </text:list-item>
              <text:list-item>
                <text:p xml:id="id24" text:id="id24" text:style-name="P7"><text:span text:style-name="T4">Правильные преподаватели с опытом работы</text:span></text:p>
              </text:list-item>
              <text:list-item>
                <text:p xml:id="id25" text:id="id25" text:style-name="P7"><text:span text:style-name="T4">Устройство процесса сдачи (задания, организация)</text:span></text:p>
              </text:list-item>
              <text:list-item>
                <text:p xml:id="id26" text:id="id26" text:style-name="P7"><text:span text:style-name="T4">Планка для преодоления (контроли, экзамен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7;g4f8531d1f7_1_171:notes" draw:style-name="gr1" draw:layer="layout" svg:width="16.932cm" svg:height="9.524cm" svg:x="1.059cm" svg:y="1.905cm" draw:page-number="27" presentation:class="page"/>
          <draw:frame draw:name="Google Shape;198;g4f8531d1f7_1_171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будем изучать" draw:style-name="dp1" draw:master-page-name="TITLE_5f_AND_5f_BODY" presentation:presentation-page-layout-name="AL2T1">
        <draw:frame draw:name="Google Shape;206;p40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Что будем изучать</text:span></text:p>
          </draw:text-box>
        </draw:frame>
        <draw:frame draw:name="Google Shape;207;p40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Linux и командная строка</text:span></text:p>
              </text:list-item>
              <text:list-item>
                <text:p text:style-name="P7"><text:span text:style-name="T4">Git и системы контроля версий</text:span></text:p>
              </text:list-item>
              <text:list-item>
                <text:p text:style-name="P7"><text:span text:style-name="T4">Основы программирования на Python</text:span></text:p>
              </text:list-item>
              <text:list-item>
                <text:p text:style-name="P7"><text:span text:style-name="T4">Параллельное программирование</text:span></text:p>
              </text:list-item>
              <text:list-item>
                <text:p text:style-name="P7"><text:span text:style-name="T4">Сетевое и веб-программирование</text:span></text:p>
              </text:list-item>
              <text:list-item>
                <text:p text:style-name="P7"><text:span text:style-name="T4">Архитектура программ</text:span></text:p>
              </text:list-item>
              <text:list-item>
                <text:p text:style-name="P7"><text:span text:style-name="T4">Вспомогательные инструменты программирования</text:span></text:p>
              </text:list-item>
              <text:list-item>
                <text:p text:style-name="P7"><text:span text:style-name="T4">Иные дополнительные темы</text:span></text:p>
              </text:list-item>
            </text:list>
          </draw:text-box>
        </draw:frame>
        <presentation:notes draw:style-name="dp2">
          <draw:page-thumbnail draw:name="Google Shape;203;g4f8531d1f7_1_176:notes" draw:style-name="gr1" draw:layer="layout" svg:width="16.932cm" svg:height="9.524cm" svg:x="1.059cm" svg:y="1.905cm" draw:page-number="28" presentation:class="page"/>
          <draw:frame draw:name="Google Shape;204;g4f8531d1f7_1_176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 будем изучать" draw:style-name="dp1" draw:master-page-name="TITLE_5f_AND_5f_BODY" presentation:presentation-page-layout-name="AL2T1">
        <draw:frame draw:name="Google Shape;212;p41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Как будем изучать</text:span></text:p>
          </draw:text-box>
        </draw:frame>
        <draw:frame draw:name="Google Shape;213;p41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Лекции</text:span></text:p>
              </text:list-item>
              <text:list-item>
                <text:p text:style-name="P7"><text:span text:style-name="T4">Практические занятия</text:span></text:p>
              </text:list-item>
              <text:list-item>
                <text:p text:style-name="P7"><text:span text:style-name="T4">Регулярные самостоятельные задания</text:span></text:p>
              </text:list-item>
              <text:list-item>
                <text:p text:style-name="P7"><text:span text:style-name="T4">Перекрёстное оценивание заданий и теории (peer review)</text:span></text:p>
              </text:list-item>
              <text:list-item>
                <text:p text:style-name="P7"><text:span text:style-name="T4">Контрольные по основным пройденным темам</text:span></text:p>
              </text:list-item>
              <text:list-item>
                <text:p text:style-name="P7"><text:span text:style-name="T4">Большой проект</text:span></text:p>
              </text:list-item>
              <text:list-item>
                <text:p text:style-name="P7"><text:span text:style-name="T4">Промежуточный и финальный экзамены</text:span></text:p>
              </text:list-item>
            </text:list>
          </draw:text-box>
        </draw:frame>
        <presentation:notes draw:style-name="dp2">
          <draw:page-thumbnail draw:name="Google Shape;209;g4f8531d1f7_1_181:notes" draw:style-name="gr1" draw:layer="layout" svg:width="16.932cm" svg:height="9.524cm" svg:x="1.059cm" svg:y="1.905cm" draw:page-number="29" presentation:class="page"/>
          <draw:frame draw:name="Google Shape;210;g4f8531d1f7_1_18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гулярные самостоятельные" draw:style-name="dp1" draw:master-page-name="TITLE_5f_AND_5f_BODY" presentation:presentation-page-layout-name="AL2T1">
        <draw:frame draw:name="Google Shape;218;p42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Регулярные самостоятельные</text:span></text:p>
          </draw:text-box>
        </draw:frame>
        <draw:frame draw:name="Google Shape;219;p42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Выдаются раз в одну-две недели</text:span></text:p>
              </text:list-item>
              <text:list-item>
                <text:p text:style-name="P7"><text:span text:style-name="T4">Срок ограничен одной-двумя неделями</text:span></text:p>
              </text:list-item>
              <text:list-item>
                <text:p text:style-name="P7"><text:span text:style-name="T4">Сдаются централизованно в систему</text:span></text:p>
              </text:list-item>
              <text:list-item>
                <text:p text:style-name="P7"><text:span text:style-name="T4">Нужны для самостоятельной практики</text:span></text:p>
              </text:list-item>
            </text:list>
          </draw:text-box>
        </draw:frame>
        <presentation:notes draw:style-name="dp2">
          <draw:page-thumbnail draw:name="Google Shape;215;g4f8531d1f7_1_186:notes" draw:style-name="gr1" draw:layer="layout" svg:width="16.932cm" svg:height="9.524cm" svg:x="1.059cm" svg:y="1.905cm" draw:page-number="30" presentation:class="page"/>
          <draw:frame draw:name="Google Shape;216;g4f8531d1f7_1_186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екрёстное оценивание (peer review)" draw:style-name="dp1" draw:master-page-name="TITLE_5f_AND_5f_BODY" presentation:presentation-page-layout-name="AL2T1">
        <draw:frame draw:name="Google Shape;224;p43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Перекрёстное оценивание (peer review)</text:span></text:p>
          </draw:text-box>
        </draw:frame>
        <draw:frame draw:name="Google Shape;225;p43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Каждому будет выдано N человек для опроса и отчёта</text:span></text:p>
              </text:list-item>
              <text:list-item>
                <text:p text:style-name="P7"><text:span text:style-name="T4">Нужно будет оценить его уровень исходя из некоторой инструкции</text:span></text:p>
              </text:list-item>
              <text:list-item>
                <text:p text:style-name="P7"><text:span text:style-name="T4">Качество и честность валидируются контролями</text:span></text:p>
              </text:list-item>
            </text:list>
          </draw:text-box>
        </draw:frame>
        <presentation:notes draw:style-name="dp2">
          <draw:page-thumbnail draw:name="Google Shape;221;g4f8531d1f7_1_256:notes" draw:style-name="gr1" draw:layer="layout" svg:width="16.932cm" svg:height="9.524cm" svg:x="1.059cm" svg:y="1.905cm" draw:page-number="31" presentation:class="page"/>
          <draw:frame draw:name="Google Shape;222;g4f8531d1f7_1_25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нтрольные" draw:style-name="dp1" draw:master-page-name="TITLE_5f_AND_5f_BODY" presentation:presentation-page-layout-name="AL2T1">
        <draw:frame draw:name="Google Shape;230;p44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Контрольные</text:span></text:p>
          </draw:text-box>
        </draw:frame>
        <draw:frame draw:name="Google Shape;231;p44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Раз в несколько недель для проверки определённой темы</text:span></text:p>
              </text:list-item>
              <text:list-item>
                <text:p text:style-name="P7"><text:span text:style-name="T4">Содержат задания подобные самостоятельным</text:span></text:p>
              </text:list-item>
              <text:list-item>
                <text:p text:style-name="P7"><text:span text:style-name="T4">Могут содержать отличающиеся задания по пройденным темам</text:span></text:p>
              </text:list-item>
              <text:list-item>
                <text:p text:style-name="P7"><text:span text:style-name="T4">Написание под присмотром во время одной пары</text:span></text:p>
              </text:list-item>
              <text:list-item>
                <text:p text:style-name="P7"><text:span text:style-name="T4">Способ фиксации и честности выполнения самостоятельных заданий</text:span></text:p>
              </text:list-item>
            </text:list>
          </draw:text-box>
        </draw:frame>
        <presentation:notes draw:style-name="dp2">
          <draw:page-thumbnail draw:name="Google Shape;227;g4f8531d1f7_1_191:notes" draw:style-name="gr1" draw:layer="layout" svg:width="16.932cm" svg:height="9.524cm" svg:x="1.059cm" svg:y="1.905cm" draw:page-number="32" presentation:class="page"/>
          <draw:frame draw:name="Google Shape;228;g4f8531d1f7_1_191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межуточный экзамен" draw:style-name="dp1" draw:master-page-name="TITLE_5f_AND_5f_BODY" presentation:presentation-page-layout-name="AL2T1">
        <draw:frame draw:name="Google Shape;236;p45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Промежуточный экзамен</text:span></text:p>
          </draw:text-box>
        </draw:frame>
        <draw:frame draw:name="Google Shape;237;p45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В середине семестра после некоторого количества тем и контрольных</text:span></text:p>
              </text:list-item>
              <text:list-item>
                <text:p text:style-name="P7"><text:span text:style-name="T4">Личный разговор с каждым</text:span></text:p>
              </text:list-item>
              <text:list-item>
                <text:p text:style-name="P7"><text:span text:style-name="T4">Рассматриваем сделанное в самостоятельных, контрольных</text:span></text:p>
              </text:list-item>
              <text:list-item>
                <text:p text:style-name="P7"><text:span text:style-name="T4">Разговор по пройденным темам, возможно решение задач</text:span></text:p>
              </text:list-item>
              <text:list-item>
                <text:p text:style-name="P7"><text:span text:style-name="T4">Если неудовлетворительно, то небольшой срок в неделю-две на попытку исправить</text:span></text:p>
              </text:list-item>
            </text:list>
          </draw:text-box>
        </draw:frame>
        <presentation:notes draw:style-name="dp2">
          <draw:page-thumbnail draw:name="Google Shape;233;g4f8531d1f7_1_196:notes" draw:style-name="gr1" draw:layer="layout" svg:width="16.932cm" svg:height="9.524cm" svg:x="1.059cm" svg:y="1.905cm" draw:page-number="33" presentation:class="page"/>
          <draw:frame draw:name="Google Shape;234;g4f8531d1f7_1_196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амостоятельный проект" draw:style-name="dp1" draw:master-page-name="TITLE_5f_AND_5f_BODY" presentation:presentation-page-layout-name="AL2T1">
        <draw:frame draw:name="Google Shape;242;p46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Самостоятельный проект</text:span></text:p>
          </draw:text-box>
        </draw:frame>
        <draw:frame draw:name="Google Shape;243;p46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Во второй половине семестра</text:span></text:p>
              </text:list-item>
              <text:list-item>
                <text:p text:style-name="P7"><text:span text:style-name="T4">Проектируем, пишем, проходим одобрение (ревью) у преподавателя</text:span></text:p>
              </text:list-item>
            </text:list>
          </draw:text-box>
        </draw:frame>
        <presentation:notes draw:style-name="dp2">
          <draw:page-thumbnail draw:name="Google Shape;239;g4f8531d1f7_1_206:notes" draw:style-name="gr1" draw:layer="layout" svg:width="16.932cm" svg:height="9.524cm" svg:x="1.059cm" svg:y="1.905cm" draw:page-number="34" presentation:class="page"/>
          <draw:frame draw:name="Google Shape;240;g4f8531d1f7_1_206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Финальный экзамен" draw:style-name="dp1" draw:master-page-name="TITLE_5f_AND_5f_BODY" presentation:presentation-page-layout-name="AL2T1">
        <draw:frame draw:name="Google Shape;248;p47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Финальный экзамен</text:span></text:p>
          </draw:text-box>
        </draw:frame>
        <draw:frame draw:name="Google Shape;249;p47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Допуск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7">Нужно сдать проект для допуска</text:span></text:p>
                  </text:list-item>
                  <text:list-item>
                    <text:p text:style-name="P7"><text:span text:style-name="T7">Нужно сдать остальные задания достаточно хорошо для допуска</text:span></text:p>
                  </text:list-item>
                </text:list>
              </text:list-item>
              <text:list-item>
                <text:p text:style-name="P7"><text:span text:style-name="T4">Сдача</text:span></text:p>
                <text:list>
                  <text:list-item>
                    <text:p text:style-name="P7"><text:span text:style-name="T7">Решаем задачу 40-60 минут, общаемся по теории</text:span></text:p>
                  </text:list-item>
                  <text:list-item>
                    <text:p text:style-name="P7"><text:span text:style-name="T7">Также учитывается вся остальная история в семест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5;g4f8531d1f7_1_201:notes" draw:style-name="gr1" draw:layer="layout" svg:width="16.932cm" svg:height="9.524cm" svg:x="1.059cm" svg:y="1.905cm" draw:page-number="35" presentation:class="page"/>
          <draw:frame draw:name="Google Shape;246;g4f8531d1f7_1_201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деланное в семестре как вспомогательное досье для сдачи" draw:style-name="dp1" draw:master-page-name="TITLE_5f_AND_5f_BODY" presentation:presentation-page-layout-name="AL2T1">
        <draw:frame draw:name="Google Shape;254;p48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8">Сделанное в семестре как вспомогательное досье для сдачи</text:span></text:p>
          </draw:text-box>
        </draw:frame>
        <draw:frame draw:name="Google Shape;255;p48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7">В некотором смысле вы собираете информацию об изученном вами</text:span></text:p>
              </text:list-item>
              <text:list-item>
                <text:p text:style-name="P7"><text:span text:style-name="T7">Старайтесь делать правильно и интересно</text:span></text:p>
              </text:list-item>
              <text:list-item>
                <text:p text:style-name="P7"><text:span text:style-name="T7">Чем лучше и честнее стараетесь, тем больше пользы оно может принести на промежуточном и финальном экзамене</text:span></text:p>
              </text:list-item>
            </text:list>
          </draw:text-box>
        </draw:frame>
        <presentation:notes draw:style-name="dp2">
          <draw:page-thumbnail draw:name="Google Shape;251;g4f8531d1f7_1_236:notes" draw:style-name="gr1" draw:layer="layout" svg:width="16.932cm" svg:height="9.524cm" svg:x="1.059cm" svg:y="1.905cm" draw:page-number="36" presentation:class="page"/>
          <draw:frame draw:name="Google Shape;252;g4f8531d1f7_1_23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которые важные правила" draw:style-name="dp1" draw:master-page-name="SECTION_5f_HEADER">
        <draw:frame draw:name="Google Shape;260;p49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Некоторые важные правила</text:span></text:p>
          </draw:text-box>
        </draw:frame>
        <presentation:notes draw:style-name="dp2">
          <draw:page-thumbnail draw:name="Google Shape;257;g4f8531d1f7_1_211:notes" draw:style-name="gr1" draw:layer="layout" svg:width="16.932cm" svg:height="9.524cm" svg:x="1.059cm" svg:y="1.905cm" draw:page-number="37" presentation:class="page"/>
          <draw:frame draw:name="Google Shape;258;g4f8531d1f7_1_211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1T0">
        <draw:frame draw:name="Google Shape;265;p50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Не обманывать</text:span></text:p>
          </draw:text-box>
        </draw:frame>
        <draw:frame draw:name="Google Shape;266;p50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Это будет воспринято очень негативно</text:span></text:p>
          </draw:text-box>
        </draw:frame>
        <presentation:notes draw:style-name="dp2">
          <draw:page-thumbnail draw:name="Google Shape;262;g4f8531d1f7_1_216:notes" draw:style-name="gr1" draw:layer="layout" svg:width="16.932cm" svg:height="9.524cm" svg:x="1.059cm" svg:y="1.905cm" draw:page-number="38" presentation:class="page"/>
          <draw:frame draw:name="Google Shape;263;g4f8531d1f7_1_216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" presentation:presentation-page-layout-name="AL1T0">
        <draw:frame draw:name="Google Shape;271;p5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Не накапливать выполнение</text:span></text:p>
          </draw:text-box>
        </draw:frame>
        <draw:frame draw:name="Google Shape;272;p5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Курс насыщенный, разгрести будет сложнее, возможны доп. задания за злостные задержки</text:span></text:p>
          </draw:text-box>
        </draw:frame>
        <presentation:notes draw:style-name="dp2">
          <draw:page-thumbnail draw:name="Google Shape;268;g4f8531d1f7_1_226:notes" draw:style-name="gr1" draw:layer="layout" svg:width="16.932cm" svg:height="9.524cm" svg:x="1.059cm" svg:y="1.905cm" draw:page-number="39" presentation:class="page"/>
          <draw:frame draw:name="Google Shape;269;g4f8531d1f7_1_226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" presentation:presentation-page-layout-name="AL1T0">
        <draw:frame draw:name="Google Shape;277;p5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Не лениться при выполнении требований</text:span></text:p>
          </draw:text-box>
        </draw:frame>
        <draw:frame draw:name="Google Shape;278;p5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Напоминание про первичность цели, старайтесь для себя, а не для галочки</text:span></text:p>
          </draw:text-box>
        </draw:frame>
        <presentation:notes draw:style-name="dp2">
          <draw:page-thumbnail draw:name="Google Shape;274;g4f8531d1f7_1_231:notes" draw:style-name="gr1" draw:layer="layout" svg:width="16.932cm" svg:height="9.524cm" svg:x="1.059cm" svg:y="1.905cm" draw:page-number="40" presentation:class="page"/>
          <draw:frame draw:name="Google Shape;275;g4f8531d1f7_1_231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" presentation:presentation-page-layout-name="AL1T0">
        <draw:frame draw:name="Google Shape;283;p5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Ещё один неочевидный стимул стараться</text:span></text:p>
          </draw:text-box>
        </draw:frame>
        <draw:frame draw:name="Google Shape;284;p5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Отрасль не огромна, очень легко кого-то из преподавателей могут попросить рассказать впечатление о вас</text:span></text:p>
          </draw:text-box>
        </draw:frame>
        <presentation:notes draw:style-name="dp2">
          <draw:page-thumbnail draw:name="Google Shape;280;g4f8531d1f7_1_221:notes" draw:style-name="gr1" draw:layer="layout" svg:width="16.932cm" svg:height="9.524cm" svg:x="1.059cm" svg:y="1.905cm" draw:page-number="41" presentation:class="page"/>
          <draw:frame draw:name="Google Shape;281;g4f8531d1f7_1_221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винемся в сторону заключения" draw:style-name="dp1" draw:master-page-name="SECTION_5f_HEADER">
        <draw:frame draw:name="Google Shape;289;p54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Двинемся в сторону заключения</text:span></text:p>
          </draw:text-box>
        </draw:frame>
        <presentation:notes draw:style-name="dp2">
          <draw:page-thumbnail draw:name="Google Shape;286;g4f8531d1f7_1_241:notes" draw:style-name="gr1" draw:layer="layout" svg:width="16.932cm" svg:height="9.524cm" svg:x="1.059cm" svg:y="1.905cm" draw:page-number="42" presentation:class="page"/>
          <draw:frame draw:name="Google Shape;287;g4f8531d1f7_1_241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 ограничиваться в развитии университетом" draw:style-name="dp1" draw:master-page-name="TITLE_5f_AND_5f_BODY" presentation:presentation-page-layout-name="AL2T1">
        <draw:frame draw:name="Google Shape;294;p55" presentation:style-name="pr20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Не ограничиваться в развитии университетом</text:span></text:p>
          </draw:text-box>
        </draw:frame>
        <draw:frame draw:name="Google Shape;295;p55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27" text:id="id27" text:style-name="P7"><text:span text:style-name="T4">Сейчас у вас ограниченное окно со временем и возможностью активно учиться</text:span></text:p>
              </text:list-item>
              <text:list-item>
                <text:p xml:id="id28" text:id="id28" text:style-name="P7"><text:span text:style-name="T4">Читать книги, изучать онлайн курс в дополняющих направлениях</text:span></text:p>
              </text:list-item>
              <text:list-item>
                <text:p xml:id="id29" text:id="id29" text:style-name="P7"><text:span text:style-name="T4">Найти открытые курсы и прикинуть куда двигаться дальше</text:span></text:p>
              </text:list-item>
              <text:list-item>
                <text:p xml:id="id30" text:id="id30" text:style-name="P7"><text:span text:style-name="T4">Посмотреть в сторону ШАД и ШРИ</text:span></text:p>
              </text:list-item>
              <text:list-item>
                <text:p xml:id="id31" text:id="id31" text:style-name="P7"><text:span text:style-name="T4">Учить технический английский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1;g4f8531d1f7_1_246:notes" draw:style-name="gr1" draw:layer="layout" svg:width="16.932cm" svg:height="9.524cm" svg:x="1.059cm" svg:y="1.905cm" draw:page-number="43" presentation:class="page"/>
          <draw:frame draw:name="Google Shape;292;g4f8531d1f7_1_246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1T0">
        <draw:frame draw:name="Google Shape;300;p5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">В следующих сериях</text:span></text:p>
          </draw:text-box>
        </draw:frame>
        <draw:frame draw:name="Google Shape;301;p56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Первые задания будут про самостоятельное знакомство с Linux, командной строкой и Git, а затем перейдём к Python</text:span></text:p>
          </draw:text-box>
        </draw:frame>
        <presentation:notes draw:style-name="dp2">
          <draw:page-thumbnail draw:name="Google Shape;297;g4f8531d1f7_1_251:notes" draw:style-name="gr1" draw:layer="layout" svg:width="16.932cm" svg:height="9.524cm" svg:x="1.059cm" svg:y="1.905cm" draw:page-number="44" presentation:class="page"/>
          <draw:frame draw:name="Google Shape;298;g4f8531d1f7_1_251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1"/>
    <meta:generator>LibreOfficeDev/6.0.5.2$Linux_X86_64 LibreOffice_project/</meta:generator>
  </office:meta>
</office:document-meta>
</file>